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clock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e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rat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ROUND([.$B$4]/([.A6]+1))" office:value-type="float" office:value="1000" calcext:value-type="float">
            <text:p>1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NT([.$B$4]/([.D6]+1)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ROUND([.$B$4]/([.A7]+1))"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INT([.$B$4]/([.D7]+1)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ROUND([.$B$4]/([.A8]+1))" office:value-type="float" office:value="333" calcext:value-type="float">
            <text:p>33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INT([.$B$4]/([.D8]+1)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ROUND([.$B$4]/([.A9]+1))" office:value-type="float" office:value="250" calcext:value-type="float">
            <text:p>25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INT([.$B$4]/([.D9]+1)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ROUND([.$B$4]/([.A10]+1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INT([.$B$4]/([.D10]+1))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OUND([.$B$4]/([.A11]+1))" office:value-type="float" office:value="167" calcext:value-type="float">
            <text:p>167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INT([.$B$4]/([.D11]+1))"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ROUND([.$B$4]/([.A12]+1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INT([.$B$4]/([.D12]+1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ROUND([.$B$4]/([.A13]+1))" office:value-type="float" office:value="125" calcext:value-type="float">
            <text:p>125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INT([.$B$4]/([.D13]+1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ROUND([.$B$4]/([.A14]+1))" office:value-type="float" office:value="111" calcext:value-type="float">
            <text:p>11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INT([.$B$4]/([.D14]+1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ROUND([.$B$4]/([.A15]+1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INT([.$B$4]/([.D15]+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ROUND([.$B$4]/([.A16]+1))" office:value-type="float" office:value="91" calcext:value-type="float">
            <text:p>9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INT([.$B$4]/([.D16]+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ROUND([.$B$4]/([.A17]+1))" office:value-type="float" office:value="83" calcext:value-type="float">
            <text:p>83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INT([.$B$4]/([.D17]+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ROUND([.$B$4]/([.A18]+1))" office:value-type="float" office:value="77" calcext:value-type="float">
            <text:p>77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INT([.$B$4]/([.D18]+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ROUND([.$B$4]/([.A19]+1))" office:value-type="float" office:value="71" calcext:value-type="float">
            <text:p>71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INT([.$B$4]/([.D19]+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ROUND([.$B$4]/([.A20]+1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INT([.$B$4]/([.D20]+1)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ROUND([.$B$4]/([.A21]+1))" office:value-type="float" office:value="63" calcext:value-type="float">
            <text:p>63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INT([.$B$4]/([.D21]+1)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ROUND([.$B$4]/([.A22]+1)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ROUND([.$B$4]/([.A23]+1)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ROUND([.$B$4]/([.A24]+1)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ROUND([.$B$4]/([.A25]+1)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ROUND([.$B$4]/([.A26]+1))" office:value-type="float" office:value="48" calcext:value-type="float">
            <text:p>4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 calcext:value-type="string">
            <text:p>samples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byte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it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formula="of:=[.B6]*[.B7]*[.B8]" office:value-type="float" office:value="40000" calcext:value-type="float">
            <text:p>400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20:53:02.895800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12S</meta:editing-duration>
    <meta:editing-cycles>4</meta:editing-cycles>
    <meta:generator>LibreOffice/5.1.4.2$Linux_X86_64 LibreOffice_project/10m0$Build-2</meta:generator>
    <dc:date>2016-12-20T21:29:42.284598679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